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 style:list-style-name="L1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style:font-name="Arial" fo:font-size="9pt" style:font-size-asian="9pt" style:font-size-complex="9pt"/>
    </style:style>
    <style:style style:name="T3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0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2933_2070168593"/>New to Rails and need help with the transfer of a MS Access database to Rails. I apologize in advance for any ignorance evidenced by the following.</text:p>
      <text:p text:style-name="P1"/>
      <text:p text:style-name="P1">To start the process, I am working with two of the main Access tables – Customers and Equipment</text:p>
      <text:p text:style-name="P1">In Access, Customers table has a primary key of cust_id</text:p>
      <text:p text:style-name="P1">In Access, Equipment has a primary key of equip_id and a field cust_id to relate that table to the customer record to which it belongs</text:p>
      <text:p text:style-name="P1"/>
      <text:p text:style-name="P1">In rails, I created the migrations and, when creating the equipment table, specified that it referenced the customers, adding <text:span text:style-name="T1">customer:references at the end of the migration create command line.</text:span></text:p>
      <text:p text:style-name="P1"><text:span text:style-name="T1"/></text:p>
      <text:p text:style-name="P1"><text:span text:style-name="T1">Ran the migrations and set up the models</text:span></text:p>
      <text:p text:style-name="P1">Customer – has_many :equipment</text:p>
      <text:p text:style-name="P1"><text:span text:style-name="T1">Equipment – belongs_to :customer</text:span></text:p>
      <text:p text:style-name="P1"><text:span text:style-name="T1"/></text:p>
      <text:p text:style-name="P1"><text:span text:style-name="T1">The schema.rb indicates that the equipment table has the index it needs to relate to the Customers</text:span></text:p>
      <text:p text:style-name="P1"><text:span text:style-name="T1"/></text:p>
      <text:p text:style-name="P1"><text:span text:style-name="T1">t.index ["customer_id"], name: "index_equipment_on_customer_id", using: :btree</text:span></text:p>
      <text:p text:style-name="P1"><text:span text:style-name="T1"/></text:p>
      <text:p text:style-name="P1">I have exported the Access data to csv, imported the tables into the rails app </text:p>
      <text:p text:style-name="P1">The Equipment table column customer_id is nil for all the records – which I expected</text:p>
      <text:p text:style-name="P1"/>
      <text:p text:style-name="P1">Now trying to relate the tables together. </text:p>
      <text:p text:style-name="P1">Of course, rails has assigned new ID to each of the records in the tables and I need to get the “old” cust_id from the equipment table to look for its counterpart in the Customers table, and, using the new Rails generated Customer.id value, update the Equipment.customer_id to that value.</text:p>
      <text:p text:style-name="P1"/>
      <text:p text:style-name="P1">I can do this manually through the console</text:p>
      <text:p text:style-name="P1"/>
      <text:p text:style-name="P3">e=Equipment.find(6)<text:line-break/> <text:s/>Equipment Load (0.6ms) <text:s/>SELECT <text:s/>"equipment".* FROM "equipment" WHERE "equipment"."id" = $1 LIMIT $2 <text:s/>[["id", 6], ["LIMIT", 1]]<text:line-break/> =&gt; #&lt;Equipment id: 6, cust_id: "9", equip_id: "17", customer_id: nil, created_at: "2017-05-19 00:00:00", updated_at: "2017-05-19 00:00:00"&gt; <text:line-break/>e.customer_id = 2 – &gt; set the customer id to the new id for cust_id = 9<text:line-break/> =&gt; 2 <text:line-break/>e.save<text:line-break/> <text:s text:c="2"/>(12.7ms) <text:s/>BEGIN<text:line-break/> <text:s/>Customer Load (0.5ms) <text:s/>SELECT <text:s/>"customers".* FROM "customers" WHERE "customers"."id" = $1 LIMIT $2 <text:s/>[["id", 2], ["LIMIT", 1]]<text:line-break/> <text:s/>SQL (8.8ms) <text:s/>UPDATE "equipment" SET "customer_id" = $1, "updated_at" = $2 WHERE "equipment"."id" = $3 <text:s/>[["customer_id", 2], ["updated_at", "2017-05-21 17:07:56.883762"], ["id", 6]]<text:line-break/> <text:s text:c="2"/>(6.7ms) <text:s/>COMMIT<text:line-break/> =&gt; true </text:p>
      <text:p text:style-name="P3"><text:line-break/>c=Customer.find(2)<text:line-break/> <text:s/>Customer Load (0.5ms) <text:s/>SELECT <text:s/>"customers".* FROM "customers" WHERE "customers"."id" = $1 LIMIT $2 <text:s/>[["id", 2], ["LIMIT", 1]]<text:line-break/> =&gt; #&lt;Customer id: 2, cust_id: "9", first_name: "Joseph", – other data ---</text:p>
      <text:p text:style-name="P3"><text:line-break/>c.equipment<text:line-break/> <text:s/>Equipment Load (0.6ms) <text:s/>SELECT "equipment".* FROM "equipment" WHERE "equipment"."customer_id" = $1 <text:s/>[["customer_id", 2]]<text:line-break/> =&gt; #&lt;ActiveRecord::Associations::CollectionProxy [#&lt;Equipment id: 6, cust_id: "9", equip_id: "17", customer_id: 2, created_at: "2017-05-19 00:00:00", updated_at: "2017-05-21 17:07:56"&gt;]&gt; </text:p>
      <text:p text:style-name="P1"/>
      <text:p text:style-name="P1">I believe what I need to do is to read through the equipment table (15,000 + records) , use the “old” cust_id as a reference to the Customer table(6,000 + records) to find the new Customer.id and write that value into the equipment record as customer_id </text:p>
      <text:p text:style-name="P1"/>
      <text:p text:style-name="P1">Is there a way to accomplish this?</text:p>
      <text:p text:style-name="P1"/>
      <text:p text:style-name="P1"><text:bookmark-end text:name="__DdeLink__12933_2070168593"/></text:p>
      <text:p text:style-name="P1"/>
      <text:p text:style-name="P1"/>
      <text:p text:style-name="P1"/>
      <text:p text:style-name="P1"/>
      <text:p text:style-name="P1"><text:soft-page-break/>@equipment = Equipment.where ("cust_id = '26'")</text:p>
      <text:p text:style-name="P1"><text:s/>2.4.0 :066 &gt; @equipment.each do |e|<text:line-break/>2.4.0 :067 &gt; <text:s text:c="4"/>e.customer_id = 17<text:line-break/>2.4.0 :068?&gt; <text:s text:c="2"/>e.save<text:line-break/>2.4.0 :069?&gt; <text:s text:c="2"/>end</text:p>
      <text:p text:style-name="P1"/>
      <text:p text:style-name="P1">@customer = Customer.where ("cust_id = <text:a xlink:type="simple" xlink:href="mailto:'@equipment.cust" text:style-name="Internet_20_link" text:visited-style-name="Visited_20_Internet_20_Link">'@equipment.cust</text:a>_id'")</text:p>
      <text:p text:style-name="P1">@customer = Customer.where("cust_id = '@equipment.first.id'")</text:p>
      <text:p text:style-name="P1">ecid= @equipment.first.cust_id.to_i</text:p>
      <text:p text:style-name="P1"/>
      <text:p text:style-name="P1">@customer = Customer.where(cust_id: @equipment.first.cust_id.to_i)</text:p>
      <text:p text:style-name="P1"/>
      <text:p text:style-name="P1">@equipment = Equipment.where ("cust_id = '26'")</text:p>
      <text:p text:style-name="P1">@customer = Customer.where(cust_id: @equipment.first.cust_id.to_i)</text:p>
      <text:list xml:id="list8168713994807478709" text:style-name="L1">
        <text:list-item>
          <text:list>
            <text:list-item>
              <text:list>
                <text:list-item>
                  <text:p text:style-name="P2">:066 &gt; @equipment.each do |e|</text:p>
                </text:list-item>
                <text:list-item>
                  <text:p text:style-name="P2">@customer = Customer.where(cust_id: @equipment.first.cust_id.to_i)<text:line-break/>2.4.0 :067 &gt; <text:s text:c="4"/>e.customer_id = 17<text:line-break/>2.4.0 :068?&gt; <text:s text:c="2"/>e.save<text:line-break/>2.4.0 :069?&gt; <text:s text:c="2"/>end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en Leaf Services</meta:initial-creator>
    <meta:creation-date>2017-05-21T12:42:45</meta:creation-date>
    <dc:date>2017-05-26T09:53:48.14</dc:date>
    <dc:creator>Green Leaf Services</dc:creator>
    <meta:editing-duration>P4DT20H33M51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2" meta:paragraph-count="30" meta:word-count="530" meta:character-count="3685"/>
  </office:meta>
</office:document-meta>
</file>